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text-indent="2.434cm" style:auto-text-indent="false"/>
    </style:style>
    <style:style style:name="P3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5" style:family="paragraph" style:parent-style-name="Standard" style:master-page-name="">
      <style:paragraph-properties fo:margin-left="2.381cm" fo:margin-right="0cm" fo:text-indent="0.026cm" style:auto-text-indent="false" style:page-number="auto"/>
    </style:style>
    <style:style style:name="P6" style:family="paragraph" style:parent-style-name="Standard">
      <style:paragraph-properties fo:margin-left="2.381cm" fo:margin-right="0cm" fo:text-indent="0.026cm" style:auto-text-indent="false"/>
    </style:style>
    <style:style style:name="P7" style:family="paragraph" style:parent-style-name="Standard">
      <style:paragraph-properties fo:margin-left="2.381cm" fo:margin-right="0cm" fo:text-indent="0.026cm" style:auto-text-indent="false"/>
      <style:text-properties fo:language="en" fo:country="US"/>
    </style:style>
    <style:style style:name="P8" style:family="paragraph" style:parent-style-name="Standard">
      <style:paragraph-properties fo:margin-left="2.381cm" fo:margin-right="0cm" fo:text-indent="0.026cm" style:auto-text-indent="false"/>
      <style:text-properties fo:language="el" fo:country="GR"/>
    </style:style>
    <style:style style:name="P9" style:family="paragraph" style:parent-style-name="Standard">
      <style:paragraph-properties fo:margin-left="2.381cm" fo:margin-right="0cm" fo:text-indent="0cm" style:auto-text-indent="false"/>
    </style:style>
    <style:style style:name="P10" style:family="paragraph" style:parent-style-name="Standard">
      <style:paragraph-properties fo:margin-left="2.381cm" fo:margin-right="0cm" fo:text-indent="0cm" style:auto-text-indent="false"/>
      <style:text-properties fo:language="en" fo:country="US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tab/><text:tab/><text:span text:style-name="T1">ΒΗΜΑΤΑ ΓΙΑ ΕΠΙΛΥΣΗ ΑΣΚΗΣΗΣ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1"><text:tab/><text:tab/>Δημιουργία Application User</text:span></text:p>
      <text:p text:style-name="Standard"><text:span text:style-name="T1"/></text:p>
      <text:p text:style-name="Standard"><text:span text:style-name="T1"/></text:p>
      <text:p text:style-name="P3"><text:span text:style-name="T1"><text:tab/><text:tab/>απο τη στιγμή που <text:s/>θέλουμε να <text:s/>δώσουμε τη δυνατότηtα για <text:s/>Register / Log in,</text:span></text:p>
      <text:p text:style-name="P2"><text:span text:style-name="T1"/></text:p>
      <text:p text:style-name="P5"><text:span text:style-name="T1">δημιουργούμε Application User Controller, <text:s/>και αλλάζουμε το ApplicationUsers se User γιατί υπάρχει ήδη το DbSet Users στο IdentityDbContext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Authorize στην Index του Home Controller έτσι ώστε να κάνει απευθείας redirect <text:s/>στην Login σε περίπτωση που ο χρήστης δεν είναι εγγεγραμένος</text:span></text:p>
      <text:p text:style-name="P6"><text:span text:style-name="T1"/></text:p>
      <text:p text:style-name="P6"><text:span text:style-name="T1">-------------------------------------------------------------------------</text:span></text:p>
      <text:p text:style-name="P6"><text:span text:style-name="T1"/></text:p>
      <text:p text:style-name="P6"><text:span text:style-name="T1">Δημιουργία μοντέλου Product</text:span></text:p>
      <text:p text:style-name="P6"><text:span text:style-name="T1"/></text:p>
      <text:p text:style-name="P9"><text:span text:style-name="T1"/></text:p>
      <text:p text:style-name="P9"><text:span text:style-name="T1"/></text:p>
      <text:p text:style-name="P6"><text:span text:style-name="T1">Δημιουργία ProductsController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Δημιουργία ActionLink που μας στέλνει στην Index του ProductsController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-- <text:s/>εισαγωγή κάποιων Data Annotations στα properties του Entity Product</text:span></text:p>
      <text:p text:style-name="P6"><text:span text:style-name="T1"/></text:p>
      <text:p text:style-name="P6"><text:span text:style-name="T1">-- Προσπάθεια Δημιουργίας Custom Validation με Overriding της IsValid().<text:tab/> ( <text:s/>μπλοκάρει λόγω Sql Exception ) 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-------------------------</text:span></text:p>
      <text:p text:style-name="P6"><text:span text:style-name="T1"/></text:p>
      <text:p text:style-name="P6"><text:span text:style-name="T1"/></text:p>
      <text:p text:style-name="P6"><text:span text:style-name="T1">Δημιουργία ProductsApiController</text:span></text:p>
      <text:p text:style-name="P6"><text:span text:style-name="T1"/></text:p>
      <text:p text:style-name="P6"><text:span text:style-name="T1"><text:tab/>--Δημιουργία Μεθόδων GET,POST,PUT, DELETE etc, που να ανταποκρίνονται στα REST Πρότυπα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6"><text:span text:style-name="T1"/></text:p>
      <text:p text:style-name="P8">Ο <text:span text:style-name="T2"><text:s/>Registered User <text:s/></text:span>μπορεί πλέον να μεταφερθεί στο μενού μας με τα </text:p>
      <text:p text:style-name="P8">προϊόντα.</text:p>
      <text:p text:style-name="P8"/>
      <text:p text:style-name="P8"/>
      <text:p text:style-name="P8">Στη σελίδα υπάρχουν δύο <text:span text:style-name="T2">buttons.</text:span></text:p>
      <text:p text:style-name="P8"/>
      <text:p text:style-name="P8">Το <text:span text:style-name="T2">Button Create New Product </text:span>σε κατευθύνει στην <text:span text:style-name="T2">Create </text:span>του <text:span text:style-name="T2">ProductsController</text:span></text:p>
      <text:p text:style-name="P8">όπου μπορούμε δημιουρήσουμε νέο προϊό ν και να το αποθηκεύσουμε στη</text:p>
      <text:p text:style-name="P8">βάση μας.</text:p>
      <text:p text:style-name="P8"/>
      <text:p text:style-name="P8"/>
      <text:p text:style-name="P8"/>
      <text:p text:style-name="P8"><text:span text:style-name="T2">Button Load List. :</text:span></text:p>
      <text:p text:style-name="P8"><text:span text:style-name="T2"/></text:p>
      <text:p text:style-name="P8">Αν πατηθεί το <text:s/>κουμπί <text:s/>στέλνει <text:span text:style-name="T2"><text:s text:c="2"/></text:span>μία φορά κλήση στον <text:span text:style-name="T2"><text:s/>ProductsApiController.</text:span></text:p>
      <text:p text:style-name="P8"><text:span text:style-name="T2"/></text:p>
      <text:p text:style-name="P8">και επιστρέφει <text:s/>στο <text:span text:style-name="T2">table <text:s/>body </text:span>την λίστα <text:s/>μετα προϊόντα από την βάση.</text:p>
      <text:p text:style-name="P8"/>
      <text:p text:style-name="P8">Επιπλέον εμφανίζονται δύο <text:span text:style-name="T2">Buttons </text:span>με δυνατότητες για :</text:p>
      <text:p text:style-name="P8"/>
      <text:p text:style-name="P9"><text:span text:style-name="T3">Delete</text:span><text:span text:style-name="T2"> : <text:s text:c="3"/></text:span><text:span text:style-name="T1"><text:s/>Βρίσκουμε την γραμμή που θέλουμε ναι διαγράψουμε και</text:span></text:p>
      <text:p text:style-name="P9"><text:span text:style-name="T1"><text:tab/> <text:s text:c="5"/>με </text:span><text:span text:style-name="T2"><text:s text:c="2"/>Ajax </text:span><text:span text:style-name="T1">τρόπο <text:s/>φτιάχνουμε το </text:span><text:span text:style-name="T2">url </text:span><text:span text:style-name="T1">μας έτσι ώστε</text:span></text:p>
      <text:p text:style-name="P9"><text:span text:style-name="T1"><text:tab/> <text:s text:c="5"/>να αντιστοιχεί στο </text:span><text:span text:style-name="T2">Id </text:span><text:span text:style-name="T1">της γραμμές που πρόκειται να διαγράψουμε, </text:span></text:p>
      <text:p text:style-name="P9"><text:span text:style-name="T1"><text:tab/> <text:s text:c="4"/>(αλλά και να κάνει </text:span><text:span text:style-name="T2">bind </text:span><text:span text:style-name="T1">με την </text:span></text:p>
      <text:p text:style-name="P10"><text:span text:style-name="T1"><text:s text:c="10"/><text:tab/> <text:s text:c="4"/>αντίστοιχη μέθοδο του στον ProductsApiController) </text:span></text:p>
      <text:p text:style-name="P9"><text:span text:style-name="T1"><text:tab/> <text:s text:c="5"/>μέσω της </text:span><text:span text:style-name="T2">Delete method.</text:span></text:p>
      <text:p text:style-name="P9"><text:span text:style-name="T1"><text:tab/> </text:span></text:p>
      <text:p text:style-name="P9"><text:span text:style-name="T1"/></text:p>
      <text:p text:style-name="P9"><text:span text:style-name="T1"/></text:p>
      <text:p text:style-name="P10"><text:span text:style-name="T4">Edit</text:span> :<text:tab/><text:span text:style-name="T1">Στο </text:span>Click Event <text:span text:style-name="T1">ξεκινάει ένα </text:span>If Statement.</text:p>
      <text:p text:style-name="P10"><text:span text:style-name="T1"><text:tab/>Όταν την ώρα που ενεργοποιείται το </text:span>Click Event, <text:span text:style-name="T1">το </text:span>text <text:span text:style-name="T1">του </text:span>button </text:p>
      <text:p text:style-name="P10"><text:span text:style-name="T1"><text:tab/>λέει </text:span>Edit , <text:s/><text:span text:style-name="T1">τότε τα πεδία <text:s/>που <text:s/>θέλουμε να τροποποιήσουμε <text:s/>(και τα οποία </text:span></text:p>
      <text:p text:style-name="P10"><text:span text:style-name="T1"><text:tab/>τα έχουμε αποθηκεύσει σε </text:span>variables), <text:span text:style-name="T1">είναι πλέον τροποποιήσιμα.</text:span></text:p>
      <text:p text:style-name="P10"><text:span text:style-name="T1"><text:tab/>Το κουμπί μετατρέπεται από </text:span>Edit <text:span text:style-name="T1">σε </text:span>Save.</text:p>
      <text:p text:style-name="P4"><text:span text:style-name="T1"><text:tab/></text:span></text:p>
      <text:p text:style-name="P10"><text:span text:style-name="T1"/></text:p>
      <text:p text:style-name="P10"><text:span text:style-name="T1"/></text:p>
      <text:p text:style-name="P10"><text:span text:style-name="T1"><text:tab/>Πλέον,στο <text:s/></text:span>Else State , <text:span text:style-name="T1">τα πεδία γίνονται μη τροποποιήσιμα πλέον και </text:span></text:p>
      <text:p text:style-name="P10"><text:span text:style-name="T1"><text:tab/>όταν ξαναπατάμε το κουμπι που πλέον λέει </text:span>Save, <text:span text:style-name="T1">με </text:span>Ajax<text:span text:style-name="T1"><text:tab/></text:span></text:p>
      <text:p text:style-name="P10"><text:span text:style-name="T1"><text:tab/> και </text:span>Put Method <text:s/><text:span text:style-name="T1">(έχοντας φτιάξει το </text:span>Url <text:span text:style-name="T1">μας έτσι ώστε να αντιστοιχεί στο </text:span>Id <text:tab/><text:span text:style-name="T1">της γραμμής <text:s/>που θέλουμε να <text:s/>τροποιήσουμε, αλλά και να κάνει </text:span>bind <text:span text:style-name="T1">με την </text:span></text:p>
      <text:p text:style-name="P10"><text:span text:style-name="T1"><text:s text:c="10"/><text:tab/>αντίστοιχη μέθοδο του στον </text:span>ProductsApiController<text:span text:style-name="T1">)</text:span> <text:span text:style-name="T1">στέλνουμε στη βάση μας <text:tab/>τα τροποιημένα στοιχεία.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4"><text:span text:style-name="T1"><text:tab/></text:span></text:p>
      <text:p text:style-name="P7"><text:span text:style-name="T1"/></text:p>
      <text:p text:style-name="P7"><text:span text:style-name="T1"><text:tab/></text:span></text:p>
      <text:p text:style-name="P7"><text:soft-page-break/><text:span text:style-name="T1"/></text:p>
      <text:p text:style-name="P7"><text:span text:style-name="T1"/></text:p>
      <text:p text:style-name="P8"><text:span text:style-name="T2"/></text:p>
      <text:p text:style-name="P8"><text:span text:style-name="T2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56S</meta:editing-duration>
    <meta:editing-cycles>8</meta:editing-cycles>
    <meta:generator>OpenOffice/4.1.11$Win32 OpenOffice.org_project/4111m1$Build-9808</meta:generator>
    <dc:date>2022-04-12T11:58:29.02</dc:date>
    <dc:creator>haris zikos</dc:creator>
    <meta:document-statistic meta:table-count="0" meta:image-count="0" meta:object-count="0" meta:page-count="3" meta:paragraph-count="43" meta:word-count="346" meta:character-count="2433"/>
    <meta:user-defined meta:name="Info 1"/>
    <meta:user-defined meta:name="Info 2"/>
    <meta:user-defined meta:name="Info 3"/>
    <meta:user-defined meta:name="Info 4"/>
  </office:meta>
</office:document-meta>
</file>